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6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9" style:family="paragraph" style:parent-style-name="Standard">
      <style:paragraph-properties fo:margin-left="0cm" fo:margin-right="0cm" fo:text-indent="0.751cm" style:auto-text-indent="false"/>
      <style:text-properties fo:font-size="13pt" style:font-size-asian="13pt" style:font-size-complex="13pt"/>
    </style:style>
    <style:style style:name="P10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P11" style:family="paragraph" style:parent-style-name="Heading_20_2">
      <style:paragraph-properties fo:margin-left="7.251cm" fo:margin-right="0cm" fo:text-indent="0cm" style:auto-text-indent="false"/>
      <style:text-properties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_________________________<text:span text:style-name="T1"><text:line-break/></text:span><text:span text:style-name="T2"><text:tab/><text:tab/>Руководителю </text:span></text:h>
      <text:h text:style-name="P11" text:outline-level="2">_____________________________</text:h>
      <text:p text:style-name="P5"><text:tab/><text:tab/>Название организации</text:p>
      <text:p text:style-name="P6">__________ ___________________</text:p>
      <text:p text:style-name="P1"><text:s text:c="99"/>ФИО</text:p>
      <text:p text:style-name="P2"/>
      <text:p text:style-name="P4">Уважаемый …………!</text:p>
      <text:p text:style-name="P7"><text:span text:style-name="T3">Решением диссертационного совета ___ШИФР_СОВЕТА___ Ваша организация ______ утверждена в качестве ведущей по диссертации ___ФИО_в_родительном_падеже___</text:span><text:span text:style-name="T4"> </text:span><text:span text:style-name="T6">«___Тема_диссертации___»</text:span><text:span text:style-name="T3">, представленной к защите на соискание ученой степени ___кандидат_или_доктор___а ___каких_наук___ наук по специальности(ям) ___ШИФР_СПЕЦ___ ___Название_научной_специальности___.</text:span></text:p>
      <text:p text:style-name="P7"><text:span text:style-name="T3">Обращение обусловлено требованием п. 4.15 раздела </text:span><text:span text:style-name="T5">IV</text:span><text:span text:style-name="T3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ведущей организации.</text:span></text:p>
      <text:p text:style-name="P8"><text:s text:c="3"/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7"><text:span text:style-name="T3">Обращаем Ваше внимание, что в заключение отзыва необходимо дать оценку соответствия/несоответствия диссертации критериям соответствует критериям раздела </text:span><text:span text:style-name="T5">II</text:span><text:span text:style-name="T3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 протокол № УС-1. </text:span></text:p>
      <text:p text:style-name="P8">В конце отзыва необходимо указать шифр научной специальности, ученую степень, звание, должность составителя отзыва, а также почтовый адрес организации, телефон и адрес электронной почты.</text:p>
      <text:p text:style-name="P8">Защита диссертации состоится ___дата_защиты___</text:p>
      <text:p text:style-name="P9"/>
      <text:p text:style-name="P9">С уважением,</text:p>
      <text:p text:style-name="P3"/>
      <text:p text:style-name="P3">Председатель</text:p>
      <text:p text:style-name="P3">диссертационного совета <text:s text:c="2"/>___ШИФР_СОВЕТА___ <text:s text:c="11"/>___Предссовета_И_О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20-01-06T17:42:00</meta:creation-date>
    <dc:date>2025-10-19T23:08:02.397791131</dc:date>
    <meta:editing-cycles>14</meta:editing-cycles>
    <meta:editing-duration>PT9H19M57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204" meta:character-count="2007" meta:non-whitespace-character-count="1697"/>
  </office:meta>
</office:document-meta>
</file>